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8a79" officeooo:paragraph-rsid="000f8a79"/>
    </style:style>
    <style:style style:name="P2" style:family="paragraph" style:parent-style-name="Standard">
      <style:paragraph-properties fo:text-align="center" style:justify-single-word="false"/>
      <style:text-properties officeooo:rsid="000f8a79" officeooo:paragraph-rsid="000f8a79"/>
    </style:style>
    <style:style style:name="P3" style:family="paragraph" style:parent-style-name="Standard">
      <style:text-properties fo:font-style="italic" officeooo:rsid="000f8a79" officeooo:paragraph-rsid="000f8a79" style:font-style-asian="italic" style:font-style-complex="italic"/>
    </style:style>
    <style:style style:name="P4" style:family="paragraph" style:parent-style-name="Standard">
      <style:text-properties officeooo:rsid="0014330d" officeooo:paragraph-rsid="0014330d"/>
    </style:style>
    <style:style style:name="P5" style:family="paragraph" style:parent-style-name="Standard">
      <style:text-properties officeooo:rsid="0015fcc9" officeooo:paragraph-rsid="0015fcc9"/>
    </style:style>
    <style:style style:name="P6" style:family="paragraph" style:parent-style-name="Standard">
      <style:text-properties officeooo:rsid="0015fcc9" officeooo:paragraph-rsid="00166d8d"/>
    </style:style>
    <style:style style:name="P7" style:family="paragraph" style:parent-style-name="Standard">
      <style:text-properties officeooo:rsid="00184522" officeooo:paragraph-rsid="00184522"/>
    </style:style>
    <style:style style:name="P8" style:family="paragraph" style:parent-style-name="Standard">
      <style:text-properties officeooo:rsid="00184522" officeooo:paragraph-rsid="001a3928"/>
    </style:style>
    <style:style style:name="P9" style:family="paragraph" style:parent-style-name="Standard">
      <style:text-properties officeooo:rsid="001a3928" officeooo:paragraph-rsid="001a3928"/>
    </style:style>
    <style:style style:name="P10" style:family="paragraph" style:parent-style-name="Standard">
      <style:text-properties officeooo:rsid="001c19a4" officeooo:paragraph-rsid="001c19a4"/>
    </style:style>
    <style:style style:name="P11" style:family="paragraph" style:parent-style-name="Standard">
      <style:text-properties officeooo:rsid="001de62d" officeooo:paragraph-rsid="001de62d"/>
    </style:style>
    <style:style style:name="P12" style:family="paragraph" style:parent-style-name="Standard">
      <style:text-properties officeooo:rsid="001f24af" officeooo:paragraph-rsid="001f24af"/>
    </style:style>
    <style:style style:name="P13" style:family="paragraph" style:parent-style-name="Title">
      <style:text-properties style:font-name="Liberation Sans" fo:font-size="28pt" fo:font-weight="bold" officeooo:rsid="0012e4d6" officeooo:paragraph-rsid="0012e4d6" style:font-name-asian="PingFang SC" style:font-size-asian="28pt" style:font-weight-asian="bold" style:font-name-complex="Arial Unicode MS" style:font-size-complex="28pt" style:font-weight-complex="bold"/>
    </style:style>
    <style:style style:name="P14" style:family="paragraph" style:parent-style-name="Heading_20_3">
      <style:paragraph-properties fo:break-before="page"/>
    </style:style>
    <style:style style:name="P15" style:family="paragraph" style:parent-style-name="Standard">
      <style:text-properties officeooo:rsid="0015fcc9" officeooo:paragraph-rsid="0015fcc9"/>
    </style:style>
    <style:style style:name="P16" style:family="paragraph" style:parent-style-name="Standard">
      <style:text-properties officeooo:rsid="0015fcc9" officeooo:paragraph-rsid="001f49fc"/>
    </style:style>
    <style:style style:name="P17" style:family="paragraph" style:parent-style-name="Standard">
      <style:text-properties officeooo:rsid="001c19a4" officeooo:paragraph-rsid="0023107a"/>
    </style:style>
    <style:style style:name="P18" style:family="paragraph" style:parent-style-name="Standard">
      <style:text-properties officeooo:rsid="001c19a4" officeooo:paragraph-rsid="002316ec"/>
    </style:style>
    <style:style style:name="T1" style:family="text">
      <style:text-properties officeooo:rsid="0013c243"/>
    </style:style>
    <style:style style:name="T2" style:family="text">
      <style:text-properties officeooo:rsid="0014028e"/>
    </style:style>
    <style:style style:name="T3" style:family="text">
      <style:text-properties officeooo:rsid="0014fefb"/>
    </style:style>
    <style:style style:name="T4" style:family="text">
      <style:text-properties officeooo:rsid="00166d8d"/>
    </style:style>
    <style:style style:name="T5" style:family="text">
      <style:text-properties officeooo:rsid="001a3928"/>
    </style:style>
    <style:style style:name="T6" style:family="text">
      <style:text-properties officeooo:rsid="001c19a4"/>
    </style:style>
    <style:style style:name="T7" style:family="text">
      <style:text-properties officeooo:rsid="001c50c7"/>
    </style:style>
    <style:style style:name="T8" style:family="text">
      <style:text-properties officeooo:rsid="001de62d"/>
    </style:style>
    <style:style style:name="T9" style:family="text">
      <style:text-properties fo:font-size="10pt" style:font-size-asian="10pt" style:font-size-complex="10pt"/>
    </style:style>
    <style:style style:name="T10" style:family="text">
      <style:text-properties style:text-position="super 58%"/>
    </style:style>
    <style:style style:name="T11" style:family="text">
      <style:text-properties style:text-position="super 58%" officeooo:rsid="001de62d"/>
    </style:style>
    <style:style style:name="T12" style:family="text">
      <style:text-properties style:text-position="super 58%" officeooo:rsid="00166d8d"/>
    </style:style>
    <style:style style:name="T13" style:family="text">
      <style:text-properties style:text-position="super 58%" officeooo:rsid="001a3928"/>
    </style:style>
    <style:style style:name="T14" style:family="text">
      <style:text-properties officeooo:rsid="001f24af"/>
    </style:style>
    <style:style style:name="T15" style:family="text">
      <style:text-properties fo:font-size="9pt" style:font-size-asian="9pt" style:font-size-complex="9pt"/>
    </style:style>
    <style:style style:name="T16" style:family="text">
      <style:text-properties officeooo:rsid="001f49fc"/>
    </style:style>
    <style:style style:name="T17" style:family="text">
      <style:text-properties officeooo:rsid="0020482c"/>
    </style:style>
    <style:style style:name="T18" style:family="text">
      <style:text-properties officeooo:rsid="002136e1"/>
    </style:style>
    <style:style style:name="T19" style:family="text">
      <style:text-properties officeooo:rsid="0023107a"/>
    </style:style>
    <style:style style:name="T20" style:family="text">
      <style:text-properties officeooo:rsid="002316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Path Semantical </text:span>Outer Quality</text:p>
      <text:p text:style-name="P2">by Sven Nilsen, 2022</text:p>
      <text:p text:style-name="P1"/>
      <text:p text:style-name="P3">In this paper I <text:span text:style-name="T1">introduce</text:span> <text:span text:style-name="T1">a relation that represents path semantical outer quality, which relates to path semantical quality that is thought of as an inner quality. The two forms of quality forms a </text:span><text:span text:style-name="T2">finite </text:span><text:span text:style-name="T1">lattice with inner quality as the bottom element and outer quality as the top element. Other path semantical operators such as aquality and contravariant quality are also elements of this lattice and come in inner and outer variants. </text:span><text:span text:style-name="T6">This lattice shows how models of Path Semantics can be axiomatically different while at the same time be intuitively similar and share many theorems.</text:span></text:p>
      <text:p text:style-name="P1"/>
      <text:p text:style-name="P4">Path Semantical Outer Quality is defined a<text:span text:style-name="T8">s following, using the Path Semantical Qubit</text:span><text:span text:style-name="T11"><text:reference-ref text:reference-format="text" text:ref-name="path semantical qubit">[1]</text:reference-ref></text:span><text:span text:style-name="T8"> operator</text:span>:</text:p>
      <text:p text:style-name="P4"/>
      <text:p text:style-name="P4"><text:tab/><text:span text:style-name="T3">psoq(a, b)<text:tab/>&lt;=&gt;<text:tab/><text:tab/>(a == b) ⋀ ¬~¬a ⋀ ¬~¬b</text:span></text:p>
      <text:p text:style-name="P4"/>
      <text:p text:style-name="P5">Viewed in relation to Path Semantical Quality<text:span text:style-name="T10"><text:reference-ref text:reference-format="text" text:ref-name="path semantical quality">[2]</text:reference-ref></text:span>, one can <text:span text:style-name="T4">think of various path semantical operators</text:span><text:span text:style-name="T12"><text:reference-ref text:reference-format="text" text:ref-name="path semantical aquality">[3]</text:reference-ref></text:span><text:span text:style-name="T12"><text:reference-ref text:reference-format="text" text:ref-name="path semantical contravariant quality">[4]</text:reference-ref></text:span><text:span text:style-name="T4"> as elements of some lattice where normal quality is “inner quality”:</text:span></text:p>
      <text:p text:style-name="P5"/>
      <text:p text:style-name="P16"><text:tab/><text:span text:style-name="T16">0000<text:tab/><text:tab/></text:span><text:span text:style-name="T3">(a == b) ⋀ ~a ⋀ ~b<text:tab/><text:tab/><text:tab/></text:span><text:span text:style-name="T16">inner quality</text:span></text:p>
      <text:p text:style-name="P16"><text:tab/><text:span text:style-name="T16">0001<text:tab/><text:tab/></text:span><text:span text:style-name="T3">(a == b) ⋀ ~a ⋀ ~¬b<text:tab/><text:tab/><text:tab/></text:span><text:span text:style-name="T18">inner reverse contravariant quality</text:span></text:p>
      <text:p text:style-name="P16"><text:tab/><text:span text:style-name="T16">0010<text:tab/><text:tab/></text:span><text:span text:style-name="T3">(a == b) ⋀ ~a ⋀ ¬~b<text:tab/><text:tab/><text:tab/></text:span><text:span text:style-name="T18">outer</text:span><text:span text:style-name="T17"> reverse contravariant quality</text:span></text:p>
      <text:p text:style-name="P16"><text:tab/><text:span text:style-name="T16">0011<text:tab/><text:tab/></text:span><text:span text:style-name="T3">(a == b) ⋀ ~a ⋀ ¬~¬b</text:span></text:p>
      <text:p text:style-name="P16"><text:tab/><text:span text:style-name="T16">0100<text:tab/><text:tab/></text:span><text:span text:style-name="T3">(a == b) ⋀ ~¬a ⋀ ~b<text:tab/><text:tab/><text:tab/></text:span><text:span text:style-name="T16">inner contravariant quality</text:span></text:p>
      <text:p text:style-name="P16"><text:tab/><text:span text:style-name="T16">0101<text:tab/><text:tab/></text:span><text:span text:style-name="T3">(a == b) ⋀ ~¬a ⋀ ~¬b<text:tab/><text:tab/><text:tab/></text:span><text:span text:style-name="T16">inner aquality</text:span></text:p>
      <text:p text:style-name="P16"><text:tab/><text:span text:style-name="T16">0110<text:tab/><text:tab/></text:span><text:span text:style-name="T3">(a == b) ⋀ ~¬a ⋀ ¬~b</text:span></text:p>
      <text:p text:style-name="P16"><text:tab/><text:span text:style-name="T16">0111<text:tab/><text:tab/></text:span><text:span text:style-name="T3">(a == b) ⋀ ~¬a ⋀ ¬~¬b</text:span></text:p>
      <text:p text:style-name="P16"><text:tab/><text:span text:style-name="T16">1000<text:tab/><text:tab/></text:span><text:span text:style-name="T3">(a == b) ⋀ ¬~a ⋀ ~b<text:tab/><text:tab/><text:tab/></text:span><text:span text:style-name="T17">outer contravariant quality</text:span></text:p>
      <text:p text:style-name="P16"><text:tab/><text:span text:style-name="T16">1001<text:tab/><text:tab/></text:span><text:span text:style-name="T3">(a == b) ⋀ ¬~a ⋀ ~¬b</text:span></text:p>
      <text:p text:style-name="P16"><text:tab/><text:span text:style-name="T16">1010<text:tab/><text:tab/></text:span><text:span text:style-name="T3">(a == b) ⋀ ¬~a ⋀ ¬~b<text:tab/><text:tab/><text:tab/></text:span><text:span text:style-name="T16">outer aquality</text:span></text:p>
      <text:p text:style-name="P16"><text:tab/><text:span text:style-name="T16">1011<text:tab/><text:tab/></text:span><text:span text:style-name="T3">(a == b) ⋀ ¬~a ⋀ ¬~¬b</text:span></text:p>
      <text:p text:style-name="P16"><text:tab/><text:span text:style-name="T16">1100<text:tab/><text:tab/></text:span><text:span text:style-name="T3">(a == b) ⋀ ¬~¬a ⋀ ~b</text:span></text:p>
      <text:p text:style-name="P16"><text:tab/><text:span text:style-name="T16">1101<text:tab/><text:tab/></text:span><text:span text:style-name="T3">(a == b) ⋀ ¬~¬a ⋀ ~¬b</text:span></text:p>
      <text:p text:style-name="P16"><text:tab/><text:span text:style-name="T16">1110<text:tab/><text:tab/></text:span><text:span text:style-name="T3">(a == b) ⋀ ¬~¬a ⋀ ¬~b</text:span></text:p>
      <text:p text:style-name="P16"><text:tab/><text:span text:style-name="T16">1111<text:tab/><text:tab/></text:span><text:span text:style-name="T3">(a == b) ⋀ ¬~¬a ⋀ ¬~¬b<text:tab/><text:tab/></text:span><text:span text:style-name="T16">outer quality</text:span></text:p>
      <text:p text:style-name="P5"/>
      <text:p text:style-name="P7">The binary code associated with each operator has the property that when performing a uniform involution, e.g. `000<text:span text:style-name="T19">0</text:span> =&gt; 111<text:span text:style-name="T19">1</text:span>` or `101<text:span text:style-name="T19">1</text:span> =&gt; 010<text:span text:style-name="T19">0</text:span>`, one turns “inner” into “outer” and vice versa, <text:span text:style-name="T19">sometimes with a small difference in constructivity</text:span>.</text:p>
      <text:p text:style-name="P7"/>
      <text:p text:style-name="P8">This view of path semantical operators is important because in <text:span text:style-name="T5">some</text:span> models of Path Semantics, there are definitions of e.g. aquality that only makes sense in an “inner” sense and not an “outer” sense, or vice versa. <text:span text:style-name="T5">One such model is Dit Calculus</text:span><text:span text:style-name="T13"><text:reference-ref text:reference-format="text" text:ref-name="dit calculus">[5]</text:reference-ref></text:span><text:span text:style-name="T5">, </text:span><text:span text:style-name="T14">which</text:span><text:span text:style-name="T5"> only has “outer aquality”.</text:span></text:p>
      <text:p text:style-name="P8"/>
      <text:p text:style-name="P8"><text:span text:style-name="T5">In the standard model of Path Semantics, the qubit operator `~` has the following invariant</text:span><text:span text:style-name="T13"><text:reference-ref text:reference-format="text" text:ref-name="path semantical qubit">[1]</text:reference-ref></text:span><text:span text:style-name="T5">:</text:span></text:p>
      <text:p text:style-name="P7"/>
      <text:p text:style-name="P8"><text:tab/><text:span text:style-name="T3">¬~a </text:span><text:span text:style-name="T5">== </text:span><text:span text:style-name="T3">~¬a</text:span></text:p>
      <text:p text:style-name="P8"/>
      <text:p text:style-name="P9">This makes inner aquality and outer aquality equal to each other.</text:p>
      <text:p text:style-name="P9"/>
      <text:p text:style-name="P9">Outer quality and inner quality in the standard model is only equal to each other when `<text:span text:style-name="T3">¬¬</text:span>a =&gt; a`. This holds in classical logic with excluded middle<text:span text:style-name="T10"><text:reference-ref text:reference-format="text" text:ref-name="law of excluded middle">[6]</text:reference-ref></text:span> (PL), but not in constructive logic<text:span text:style-name="T10"><text:reference-ref text:reference-format="text" text:ref-name="intuitionistic logic">[7]</text:reference-ref></text:span> (IPL).</text:p>
      <text:p text:style-name="P9"><text:soft-page-break/></text:p>
      <text:p text:style-name="P10">An extended lattice can be constructed using `000<text:span text:style-name="T19">0</text:span> – 222<text:span text:style-name="T19">2</text:span>`, where `2` annotates use of `<text:span text:style-name="T3">¬¬</text:span>`.<text:line-break/>When reading these operators out load, one can use “<text:span text:style-name="T7">existential” if the number contains `2`,<text:line-break/></text:span><text:span text:style-name="T8">while using the code to distinguish ambiguous cases from each other.</text:span></text:p>
      <text:p text:style-name="P10"/>
      <text:p text:style-name="P10">For example:</text:p>
      <text:p text:style-name="P10"/>
      <text:p text:style-name="P17"><text:tab/>102<text:span text:style-name="T19">2</text:span><text:tab/><text:span text:style-name="T3">(a == b) ⋀ ¬~a ⋀ ¬¬~¬¬b<text:tab/></text:span><text:span text:style-name="T8">existential </text:span>outer contravariant quality</text:p>
      <text:p text:style-name="P18"><text:tab/>20<text:span text:style-name="T20">21</text:span><text:tab/><text:span text:style-name="T3">(a == b) ⋀ ¬¬~a ⋀ ¬¬~¬b<text:tab/></text:span>existential inner reverse contravariant quality</text:p>
      <text:p text:style-name="P18"/>
      <text:h text:style-name="P14" text:outline-level="3">References:</text:h>
      <text:p text:style-name="P11"/>
      <text:p text:style-name="P11"><text:reference-mark-start text:name="path semantical qubit"/>[1]<text:reference-mark-end text:name="path semantical qubit"/><text:tab/>“Path Semantical Qubit”</text:p>
      <text:p text:style-name="P11"><text:tab/>Sven Nilsen, 2022</text:p>
      <text:p text:style-name="P11"><text:tab/><text:a xlink:type="simple" xlink:href="https://github.com/advancedresearch/path_semantics/blob/master/papers-wip2/path-semantical-qubit.pdf" text:style-name="Internet_20_link" text:visited-style-name="Visited_20_Internet_20_Link"><text:span text:style-name="T9">https://github.com/advancedresearch/path_semantics/blob/master/papers-wip2/path-semantical-qubit.pdf</text:span></text:a></text:p>
      <text:p text:style-name="P11"/>
      <text:p text:style-name="P11"><text:reference-mark-start text:name="path semantical quality"/>[2]<text:reference-mark-end text:name="path semantical quality"/><text:tab/>“Path Semantical Quality”</text:p>
      <text:p text:style-name="P11"><text:tab/>Sven Nilsen, 2021</text:p>
      <text:p text:style-name="P11"><text:tab/><text:a xlink:type="simple" xlink:href="https://github.com/advancedresearch/path_semantics/blob/master/papers-wip2/path-semantical-quality.pdf" text:style-name="Internet_20_link" text:visited-style-name="Visited_20_Internet_20_Link"><text:span text:style-name="T9">https://github.com/advancedresearch/path_semantics/blob/master/papers-wip2/path-semantical-quality.pdf</text:span></text:a></text:p>
      <text:p text:style-name="P11"/>
      <text:p text:style-name="P12"><text:reference-mark-start text:name="path semantical aquality"/>[3]<text:reference-mark-end text:name="path semantical aquality"/><text:tab/>“Path Semantical Aquality”</text:p>
      <text:p text:style-name="P12"><text:tab/>Sven Nilsen, 2022</text:p>
      <text:p text:style-name="P12"><text:tab/><text:a xlink:type="simple" xlink:href="https://github.com/advancedresearch/path_semantics/blob/master/papers-wip2/path-semantical-aquality.pdf" text:style-name="Internet_20_link" text:visited-style-name="Visited_20_Internet_20_Link"><text:span text:style-name="T9">https://github.com/advancedresearch/path_semantics/blob/master/papers-wip2/path-semantical-aquality.pdf</text:span></text:a></text:p>
      <text:p text:style-name="P12"/>
      <text:p text:style-name="P12"><text:reference-mark-start text:name="path semantical contravariant quality"/>[4]<text:reference-mark-end text:name="path semantical contravariant quality"/><text:tab/>“Path Semantical Contravariant Quality”</text:p>
      <text:p text:style-name="P12"><text:tab/>Sven Nilsen, 2022</text:p>
      <text:p text:style-name="P12"><text:tab/><text:a xlink:type="simple" xlink:href="https://github.com/advancedresearch/path_semantics/blob/master/papers-wip2/path-semantical-contravariant-quality.pdf" text:style-name="Internet_20_link" text:visited-style-name="Visited_20_Internet_20_Link"><text:span text:style-name="T15">https://github.com/advancedresearch/path_semantics/blob/master/papers-wip2/path-semantical-contravariant-quality.pdf</text:span></text:a></text:p>
      <text:p text:style-name="P12"/>
      <text:p text:style-name="P12"><text:reference-mark-start text:name="dit calculus"/>[5]<text:reference-mark-end text:name="dit calculus"/><text:tab/>“Dit Calculus”</text:p>
      <text:p text:style-name="P12"><text:tab/>Sven Nilsen, 2022</text:p>
      <text:p text:style-name="P12"><text:tab/><text:a xlink:type="simple" xlink:href="https://github.com/advancedresearch/path_semantics/blob/master/papers-wip2/dit-calculus.pdf" text:style-name="Internet_20_link" text:visited-style-name="Visited_20_Internet_20_Link"><text:span text:style-name="T9">https://github.com/advancedresearch/path_semantics/blob/master/papers-wip2/dit-calculus.pdf</text:span></text:a></text:p>
      <text:p text:style-name="P12"/>
      <text:p text:style-name="P12"><text:reference-mark-start text:name="law of excluded middle"/>[6]<text:reference-mark-end text:name="law of excluded middle"/><text:tab/>“Law of excluded middle”</text:p>
      <text:p text:style-name="P12"><text:tab/>Wikipedia</text:p>
      <text:p text:style-name="P12"><text:tab/><text:a xlink:type="simple" xlink:href="https://en.wikipedia.org/wiki/Law_of_excluded_middle" text:style-name="Internet_20_link" text:visited-style-name="Visited_20_Internet_20_Link"><text:span text:style-name="T9">https://en.wikipedia.org/wiki/Law_of_excluded_middle</text:span></text:a></text:p>
      <text:p text:style-name="P12"/>
      <text:p text:style-name="P12"><text:reference-mark-start text:name="intuitionistic logic"/>[7]<text:reference-mark-end text:name="intuitionistic logic"/><text:tab/>“Intuitionistic logic”</text:p>
      <text:p text:style-name="P12"><text:tab/>Wikipedia</text:p>
      <text:p text:style-name="P12"><text:tab/><text:a xlink:type="simple" xlink:href="https://en.wikipedia.org/wiki/Intuitionistic_logic" text:style-name="Internet_20_link" text:visited-style-name="Visited_20_Internet_20_Link"><text:span text:style-name="T9">https://en.wikipedia.org/wiki/Intuitionistic_logic</text:span></text: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23T17:03:26.905322412</meta:creation-date>
    <dc:date>2022-10-24T11:40:58.348308358</dc:date>
    <meta:editing-duration>PT16M49S</meta:editing-duration>
    <meta:editing-cycles>2</meta:editing-cycles>
    <meta:generator>LibreOffice/7.2.2.2$MacOSX_X86_64 LibreOffice_project/02b2acce88a210515b4a5bb2e46cbfb63fe97d56</meta:generator>
    <meta:document-statistic meta:table-count="0" meta:image-count="0" meta:object-count="0" meta:page-count="3" meta:paragraph-count="54" meta:word-count="576" meta:character-count="3834" meta:non-whitespace-character-count="3245"/>
  </office:meta>
</office:document-meta>
</file>